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ListParagraph" style:list-style-name="LFO1" style:family="paragraph"/>
    <style:style style:name="P3" style:parent-style-name="Normal" style:family="paragraph">
      <style:paragraph-properties fo:margin-left="0.5in">
        <style:tab-stops/>
      </style:paragraph-properties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Normal" style:family="paragraph">
      <style:paragraph-properties fo:margin-left="0.5in">
        <style:tab-stops/>
      </style:paragraph-properties>
    </style:style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Normal" style:family="paragraph">
      <style:paragraph-properties fo:margin-left="0.5in">
        <style:tab-stops/>
      </style:paragraph-properties>
    </style:style>
    <style:style style:family="graphic" style:name="a12" style:parent-style-name="Graphics">
      <style:graphic-properties fo:border="none" fo:background-color="transparent" fo:clip="rect(5.54176in, 7.2462in, 0.63096in, 0in)"/>
    </style:style>
    <style:style style:family="graphic" style:name="a0" style:parent-style-name="Graphics">
      <style:graphic-properties fo:border="none" fo:background-color="transparent" fo:clip="rect(3.0864in, 0in, 0in, 0in)"/>
    </style:style>
    <style:style style:family="graphic" style:name="a13" style:parent-style-name="Graphics">
      <style:graphic-properties fo:border="none" fo:background-color="transparent" fo:clip="rect(3.99736in, 8.45839in, 0.63112in, 0in)"/>
    </style:style>
    <style:style style:family="graphic" style:name="a1" style:parent-style-name="Graphics">
      <style:graphic-properties fo:border="none" fo:background-color="transparent" fo:clip="rect(1.48144in, 0in, 1.68344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fo:clip="rect(2.51664in, 8.06964in, 4.73136in, 0in)"/>
    </style:style>
    <style:style style:family="graphic" style:name="a5" style:parent-style-name="Graphics">
      <style:graphic-properties fo:border="none" fo:background-color="transparent" fo:clip="rect(4.3072in, 6.0935in, 0.49376in, 0in)"/>
    </style:style>
    <style:style style:family="graphic" style:name="a6" style:parent-style-name="Graphics">
      <style:graphic-properties fo:border="none" fo:background-color="transparent" fo:clip="rect(4.03288in, 8.45397in, 0.46632in, 0in)"/>
    </style:style>
    <style:style style:family="graphic" style:name="a7" style:parent-style-name="Graphics">
      <style:graphic-properties fo:border="none" fo:background-color="transparent" fo:clip="rect(3.978in, 7.30113in, 0.41152in, 0in)"/>
    </style:style>
    <style:style style:family="graphic" style:name="a8" style:parent-style-name="Graphics">
      <style:graphic-properties fo:border="none" fo:background-color="transparent" fo:clip="rect(2.74344in, 9.30488in, 2.66112in, 0in)"/>
    </style:style>
    <style:style style:family="graphic" style:name="a9" style:parent-style-name="Graphics">
      <style:graphic-properties fo:border="none" fo:background-color="transparent" fo:clip="rect(3.40192in, 7.19142in, 1.20712in, 0in)"/>
    </style:style>
    <style:style style:family="graphic" style:name="a10" style:parent-style-name="Graphics">
      <style:graphic-properties fo:border="none" fo:background-color="transparent" fo:clip="rect(2.90808in, 8.42651in, 3.29216in, 0in)"/>
    </style:style>
    <style:style style:family="graphic" style:name="a11" style:parent-style-name="Graphics">
      <style:graphic-properties fo:border="none" fo:background-color="transparent" fo:clip="rect(4.63648in, 8.78338in, 1.7832in, 0in)"/>
    </style:style>
  </office:automatic-styles>
  <office:body>
    <office:text text:use-soft-page-breaks="true">
      <text:p text:style-name="P1">SEU/IS/22/ICT/075</text:p>
      <text:list text:style-name="LFO1" text:continue-numbering="true">
        <text:list-item>
          <text:p text:style-name="P2"><draw:frame draw:style-name="a0" draw:name="Picture 434153511" text:anchor-type="as-char" svg:x="0in" svg:y="0in" svg:width="6.01042in" svg:height="2.07293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ListParagraph"/>
      <text:p text:style-name="ListParagraph"><draw:frame draw:style-name="a1" draw:name="Picture 656194970" text:anchor-type="as-char" svg:x="0in" svg:y="0in" svg:width="6.01042in" svg:height="2.03982in" style:rel-width="scale" style:rel-height="scale"><draw:image xlink:href="media/image2.png" xlink:type="simple" xlink:show="embed" xlink:actuate="onLoad"/><svg:title/><svg:desc/></draw:frame><draw:frame draw:style-name="a2" draw:name="Picture 1268318663" text:anchor-type="as-char" svg:x="0in" svg:y="0in" svg:width="6.26042in" svg:height="3.52083in" style:rel-width="scale" style:rel-height="scale"><draw:image xlink:href="media/image3.png" xlink:type="simple" xlink:show="embed" xlink:actuate="onLoad"/><svg:title/><svg:desc/></draw:frame></text:p>
      <text:p text:style-name="ListParagraph"/>
      <text:p text:style-name="P3"/>
      <text:list text:style-name="LFO1" text:continue-numbering="true">
        <text:list-item>
          <text:p text:style-name="P4"><draw:frame draw:style-name="a3" draw:name="Picture 14670195" text:anchor-type="as-char" svg:x="0in" svg:y="0in" svg:width="6.01042in" svg:height="3.375in" style:rel-width="scale" style:rel-height="scale"><draw:image xlink:href="media/image4.png" xlink:type="simple" xlink:show="embed" xlink:actuate="onLoad"/><svg:title/><svg:desc/></draw:frame></text:p>
        </text:list-item>
        <text:list-item>
          <text:p text:style-name="P5"><draw:frame draw:style-name="a4" draw:name="Picture 341026974" text:anchor-type="as-char" svg:x="0in" svg:y="0in" svg:width="6.01614in" svg:height="0.73358in" style:rel-width="scale" style:rel-height="scale"><draw:image xlink:href="media/image5.png" xlink:type="simple" xlink:show="embed" xlink:actuate="onLoad"/><svg:title/><svg:desc/></draw:frame></text:p>
        </text:list-item>
        <text:list-item>
          <text:p text:style-name="P6"/>
        </text:list-item>
      </text:list>
      <text:p text:style-name="ListParagraph"><draw:frame draw:style-name="a5" draw:name="Picture 726206987" text:anchor-type="as-char" svg:x="0in" svg:y="0in" svg:width="5.98281in" svg:height="2.34958in" style:rel-width="scale" style:rel-height="scale"><draw:image xlink:href="media/image6.png" xlink:type="simple" xlink:show="embed" xlink:actuate="onLoad"/><svg:title/><svg:desc/></draw:frame>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P7"/>
      <text:list text:style-name="LFO1" text:continue-numbering="true">
        <text:list-item>
          <text:p text:style-name="P8"/>
        </text:list-item>
      </text:list>
      <text:p text:style-name="ListParagraph"><draw:frame draw:style-name="a6" draw:name="Picture 1509463976" text:anchor-type="as-char" svg:x="0in" svg:y="0in" svg:width="4.44676in" svg:height="2.69218in" style:rel-width="scale" style:rel-height="scale"><draw:image xlink:href="media/image7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9"/>
        </text:list-item>
      </text:list>
      <text:p text:style-name="ListParagraph"><draw:frame draw:style-name="a7" draw:name="Picture 606778054" text:anchor-type="as-char" svg:x="0in" svg:y="0in" svg:width="4.46075in" svg:height="2.32178in" style:rel-width="scale" style:rel-height="scale"><draw:image xlink:href="media/image8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10"/>
        </text:list-item>
      </text:list>
      <text:p text:style-name="ListParagraph"><draw:frame draw:style-name="a8" draw:name="Picture 2008776081" text:anchor-type="as-char" svg:x="0in" svg:y="0in" svg:width="4.69644in" svg:height="2.47227in" style:rel-width="scale" style:rel-height="scale"><draw:image xlink:href="media/image9.png" xlink:type="simple" xlink:show="embed" xlink:actuate="onLoad"/><svg:title/><svg:desc/></draw:frame></text:p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11"/>
        </text:list-item>
      </text:list>
      <text:p text:style-name="ListParagraph"><draw:frame draw:style-name="a9" draw:name="Picture 1781391332" text:anchor-type="as-char" svg:x="0in" svg:y="0in" svg:width="5.1834in" svg:height="2.49438in" style:rel-width="scale" style:rel-height="scale"><draw:image xlink:href="media/image10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12"/>
        </text:list-item>
      </text:list>
      <text:p text:style-name="ListParagraph"><draw:frame draw:style-name="a10" draw:name="Picture 1794995017" text:anchor-type="as-char" svg:x="0in" svg:y="0in" svg:width="5.1941in" svg:height="1.609in" style:rel-width="scale" style:rel-height="scale"><draw:image xlink:href="media/image11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13"/>
        </text:list-item>
      </text:list>
      <text:p text:style-name="ListParagraph"><draw:frame draw:style-name="a11" draw:name="Picture 1309074808" text:anchor-type="as-char" svg:x="0in" svg:y="0in" svg:width="5.1591in" svg:height="1.49526in" style:rel-width="scale" style:rel-height="scale"><draw:image xlink:href="media/image12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14"/>
        </text:list-item>
      </text:list>
      <text:p text:style-name="ListParagraph"><draw:frame draw:style-name="a12" draw:name="Picture 1238663709" text:anchor-type="as-char" svg:x="0in" svg:y="0in" svg:width="5.03294in" svg:height="1.31537in" style:rel-width="scale" style:rel-height="scale"><draw:image xlink:href="media/image13.png" xlink:type="simple" xlink:show="embed" xlink:actuate="onLoad"/><svg:title/><svg:desc/></draw:frame></text:p>
      <text:p text:style-name="ListParagraph"/>
      <text:p text:style-name="ListParagraph"/>
      <text:p text:style-name="ListParagraph"/>
      <text:p text:style-name="Normal"/>
      <text:list text:style-name="LFO1" text:continue-numbering="true">
        <text:list-item>
          <text:p text:style-name="P15"/>
        </text:list-item>
      </text:list>
      <text:p text:style-name="P16"><draw:frame draw:style-name="a13" draw:name="Picture 666714185" text:anchor-type="as-char" svg:x="0in" svg:y="0in" svg:width="4.86536in" svg:height="2.8434in" style:rel-width="scale" style:rel-height="scale"><draw:image xlink:href="media/image1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ragenth satkunanathan</meta:initial-creator>
    <dc:creator>piragenth satkunanathan</dc:creator>
    <meta:creation-date>2025-05-21T08:54:00Z</meta:creation-date>
    <dc:date>2025-05-21T08:54:00Z</dc:date>
    <meta:template xlink:href="Normal.dotm" xlink:type="simple"/>
    <meta:editing-cycles>2</meta:editing-cycles>
    <meta:editing-duration>PT0S</meta:editing-duration>
    <meta:document-statistic meta:page-count="1" meta:paragraph-count="1" meta:word-count="11" meta:character-count="76" meta:row-count="1" meta:non-whitespace-character-count="66"/>
  </office:meta>
</office:document-meta>
</file>